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995" officeooo:paragraph-rsid="001df995"/>
    </style:style>
    <style:style style:name="P2" style:family="paragraph" style:parent-style-name="Standard">
      <style:text-properties officeooo:rsid="001ee75e" officeooo:paragraph-rsid="001ee75e"/>
    </style:style>
    <style:style style:name="P3" style:family="paragraph" style:parent-style-name="Standard">
      <style:text-properties officeooo:rsid="00384337" officeooo:paragraph-rsid="00384337"/>
    </style:style>
    <style:style style:name="P4" style:family="paragraph" style:parent-style-name="Standard">
      <style:text-properties officeooo:rsid="00390530" officeooo:paragraph-rsid="00390530"/>
    </style:style>
    <style:style style:name="P5" style:family="paragraph" style:parent-style-name="Standard">
      <style:text-properties officeooo:rsid="0036c225" officeooo:paragraph-rsid="0036c225"/>
    </style:style>
    <style:style style:name="P6" style:family="paragraph" style:parent-style-name="Standard">
      <style:text-properties officeooo:rsid="005581c4" officeooo:paragraph-rsid="0036c225"/>
    </style:style>
    <style:style style:name="P7" style:family="paragraph" style:parent-style-name="Standard" style:list-style-name="L1">
      <style:text-properties officeooo:rsid="001df995" officeooo:paragraph-rsid="001df995"/>
    </style:style>
    <style:style style:name="P8" style:family="paragraph" style:parent-style-name="Standard" style:list-style-name="L1">
      <style:text-properties officeooo:rsid="001df995" officeooo:paragraph-rsid="008c0872"/>
    </style:style>
    <style:style style:name="P9" style:family="paragraph" style:parent-style-name="Standard" style:list-style-name="L1">
      <style:text-properties officeooo:rsid="003d9dc9" officeooo:paragraph-rsid="003d9dc9"/>
    </style:style>
    <style:style style:name="P10" style:family="paragraph" style:parent-style-name="Standard" style:list-style-name="L1">
      <style:text-properties officeooo:rsid="003d9dc9" officeooo:paragraph-rsid="008c6d5c"/>
    </style:style>
    <style:style style:name="P11" style:family="paragraph" style:parent-style-name="Standard" style:list-style-name="L1">
      <style:text-properties officeooo:rsid="003f3b7c" officeooo:paragraph-rsid="003f3b7c"/>
    </style:style>
    <style:style style:name="P12" style:family="paragraph" style:parent-style-name="Standard" style:list-style-name="L1">
      <style:text-properties officeooo:rsid="00406e5b" officeooo:paragraph-rsid="00406e5b"/>
    </style:style>
    <style:style style:name="P13" style:family="paragraph" style:parent-style-name="Standard" style:list-style-name="L2">
      <style:text-properties officeooo:rsid="007d4d7c" officeooo:paragraph-rsid="007d4d7c"/>
    </style:style>
    <style:style style:name="P14" style:family="paragraph" style:parent-style-name="Standard" style:list-style-name="L2">
      <style:text-properties officeooo:rsid="0020d48b" officeooo:paragraph-rsid="001df995"/>
    </style:style>
    <style:style style:name="P15" style:family="paragraph" style:parent-style-name="Standard" style:list-style-name="L2">
      <style:text-properties officeooo:rsid="002f82b1" officeooo:paragraph-rsid="006e5471"/>
    </style:style>
    <style:style style:name="P16" style:family="paragraph" style:parent-style-name="Standard" style:list-style-name="L2">
      <style:text-properties officeooo:rsid="007be4ae" officeooo:paragraph-rsid="0081e9cb"/>
    </style:style>
    <style:style style:name="P17" style:family="paragraph" style:parent-style-name="Standard" style:list-style-name="L2">
      <style:text-properties officeooo:rsid="00224746" officeooo:paragraph-rsid="00224746"/>
    </style:style>
    <style:style style:name="P18" style:family="paragraph" style:parent-style-name="Standard" style:list-style-name="L2">
      <style:text-properties officeooo:rsid="00497c7e" officeooo:paragraph-rsid="0081e9cb"/>
    </style:style>
    <style:style style:name="P19" style:family="paragraph" style:parent-style-name="Standard" style:list-style-name="L2">
      <style:text-properties officeooo:rsid="00250fbc" officeooo:paragraph-rsid="00250fbc"/>
    </style:style>
    <style:style style:name="P20" style:family="paragraph" style:parent-style-name="Standard" style:list-style-name="L2">
      <style:text-properties officeooo:rsid="0031474f" officeooo:paragraph-rsid="00764c61"/>
    </style:style>
    <style:style style:name="P21" style:family="paragraph" style:parent-style-name="Standard" style:list-style-name="L2">
      <style:text-properties officeooo:rsid="00321b4b" officeooo:paragraph-rsid="00321b4b"/>
    </style:style>
    <style:style style:name="P22" style:family="paragraph" style:parent-style-name="Standard" style:list-style-name="L2">
      <style:text-properties officeooo:rsid="0033fca1" officeooo:paragraph-rsid="0033fca1"/>
    </style:style>
    <style:style style:name="P23" style:family="paragraph" style:parent-style-name="Standard" style:list-style-name="L2">
      <style:text-properties officeooo:rsid="008453fd" officeooo:paragraph-rsid="008453fd"/>
    </style:style>
    <style:style style:name="P24" style:family="paragraph" style:parent-style-name="Standard">
      <style:text-properties officeooo:rsid="00876b84" officeooo:paragraph-rsid="00876b84"/>
    </style:style>
    <style:style style:name="P25" style:family="paragraph" style:parent-style-name="Standard" style:list-style-name="L1">
      <style:text-properties officeooo:rsid="008ddafd" officeooo:paragraph-rsid="008ddafd"/>
    </style:style>
    <style:style style:name="T1" style:family="text">
      <style:text-properties officeooo:rsid="001ee75e"/>
    </style:style>
    <style:style style:name="T2" style:family="text">
      <style:text-properties officeooo:rsid="002244e0"/>
    </style:style>
    <style:style style:name="T3" style:family="text">
      <style:text-properties officeooo:rsid="00224746"/>
    </style:style>
    <style:style style:name="T4" style:family="text">
      <style:text-properties officeooo:rsid="002390d5"/>
    </style:style>
    <style:style style:name="T5" style:family="text">
      <style:text-properties officeooo:rsid="00361870"/>
    </style:style>
    <style:style style:name="T6" style:family="text">
      <style:text-properties officeooo:rsid="00384337"/>
    </style:style>
    <style:style style:name="T7" style:family="text">
      <style:text-properties officeooo:rsid="00390530"/>
    </style:style>
    <style:style style:name="T8" style:family="text">
      <style:text-properties officeooo:rsid="0039d633"/>
    </style:style>
    <style:style style:name="T9" style:family="text">
      <style:text-properties officeooo:rsid="003d9dc9"/>
    </style:style>
    <style:style style:name="T10" style:family="text">
      <style:text-properties officeooo:rsid="003f3b7c"/>
    </style:style>
    <style:style style:name="T11" style:family="text">
      <style:text-properties officeooo:rsid="0041b560"/>
    </style:style>
    <style:style style:name="T12" style:family="text">
      <style:text-properties officeooo:rsid="0041df15"/>
    </style:style>
    <style:style style:name="T13" style:family="text">
      <style:text-properties officeooo:rsid="00445c48"/>
    </style:style>
    <style:style style:name="T14" style:family="text">
      <style:text-properties officeooo:rsid="0047f255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75299f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4c1319"/>
    </style:style>
    <style:style style:name="T19" style:family="text">
      <style:text-properties style:font-name="Liberation Serif" officeooo:rsid="005581c4"/>
    </style:style>
    <style:style style:name="T20" style:family="text">
      <style:text-properties style:font-name="Liberation Serif" officeooo:rsid="00809948"/>
    </style:style>
    <style:style style:name="T21" style:family="text">
      <style:text-properties style:font-name="Liberation Serif" officeooo:rsid="007ed772"/>
    </style:style>
    <style:style style:name="T22" style:family="text">
      <style:text-properties style:font-name="Liberation Serif" officeooo:rsid="0081e9cb"/>
    </style:style>
    <style:style style:name="T23" style:family="text">
      <style:text-properties officeooo:rsid="004d95d0"/>
    </style:style>
    <style:style style:name="T24" style:family="text">
      <style:text-properties officeooo:rsid="0062dfd2"/>
    </style:style>
    <style:style style:name="T25" style:family="text">
      <style:text-properties officeooo:rsid="00632373"/>
    </style:style>
    <style:style style:name="T26" style:family="text">
      <style:text-properties officeooo:rsid="00649b14"/>
    </style:style>
    <style:style style:name="T27" style:family="text">
      <style:text-properties officeooo:rsid="00652110"/>
    </style:style>
    <style:style style:name="T28" style:family="text">
      <style:text-properties officeooo:rsid="006652da"/>
    </style:style>
    <style:style style:name="T29" style:family="text">
      <style:text-properties officeooo:rsid="00675a21"/>
    </style:style>
    <style:style style:name="T30" style:family="text">
      <style:text-properties officeooo:rsid="006bd412"/>
    </style:style>
    <style:style style:name="T31" style:family="text">
      <style:text-properties officeooo:rsid="0075299f"/>
    </style:style>
    <style:style style:name="T32" style:family="text">
      <style:text-properties officeooo:rsid="00764c61"/>
    </style:style>
    <style:style style:name="T33" style:family="text">
      <style:text-properties officeooo:rsid="00773cf3"/>
    </style:style>
    <style:style style:name="T34" style:family="text">
      <style:text-properties officeooo:rsid="0081e9cb"/>
    </style:style>
    <style:style style:name="T35" style:family="text">
      <style:text-properties officeooo:rsid="00876b84"/>
    </style:style>
    <style:style style:name="T36" style:family="text">
      <style:text-properties officeooo:rsid="008c0872"/>
    </style:style>
    <style:style style:name="T37" style:family="text">
      <style:text-properties officeooo:rsid="008c6d5c"/>
    </style:style>
    <style:style style:name="T38" style:family="text">
      <style:text-properties officeooo:rsid="008db5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 rétegrendek az anyag.ods “rétegrend” táblájában szerepelnek. A<text:span text:style-name="T36">z alkatrészek rétegrendje a</text:span> modellben található vastagságok, és a tábla “thickness” mezőjének összevetésével kapható meg, <text:span text:style-name="T36">a lentebb szereplő kivételek kivételével.</text:span></text:p>
      <text:p text:style-name="P24"/>
      <text:p text:style-name="P1">A részletek és kapcsolódások laminálása a <text:a xlink:type="simple" xlink:href="http://www.gl-group.com/infoServices/rules/pdfs/gl_i-3-3_e.pdf" text:style-name="Internet_20_link" text:visited-style-name="Visited_20_Internet_20_Link">GL-i-3-3</text:a> <text:s/><text:span text:style-name="T1">1.B. fejezete [GL] alapján történjen.</text:span></text:p>
      <text:p text:style-name="P2">A hajótest külseje 0.4-0.6 mm vastag gelcoat-al legyen fedve.</text:p>
      <text:p text:style-name="P3">A modellben az elemek építési sorrendben szerepelnek. <text:span text:style-name="T7">A főegységek részei (a door elem előtt szereplő elemek) egységet alkotnak, azokat a GL 6.1.3 (1.18-as ábra) szerint kell egymáshoz laminálni.</text:span></text:p>
      <text:p text:style-name="P4">A door és a további elemek a mast elem előtt külön-<text:span text:style-name="T8">külön</text:span> egységként készítendőek.</text:p>
      <text:p text:style-name="P4">A mast és a további elemek nem gyártandóak, a modellben a hidrosztatikai számítások és a teljesség kedvéért szerepelnek.</text:p>
      <text:p text:style-name="P1"/>
      <text:p text:style-name="P1">Kivételek:</text:p>
      <text:list xml:id="list4580088284610727140" text:style-name="L1">
        <text:list-item>
          <text:p text:style-name="P7">a héjazat a 0.<text:span text:style-name="T6">34</text:span>-<text:span text:style-name="T28">e</text:span>s waterline alatt <text:span text:style-name="T28">elöl (a fartól számított 4.2m előtt) 3080g (3.75mm), hátul 2780g (3.39mm)</text:span>, felette <text:span text:style-name="T29">elöl 2330g (2.84mm), hátul 2140g (2.61mm) </text:span>réte<text:span text:style-name="T35">grendű</text:span>.</text:p>
        </text:list-item>
        <text:list-item>
          <text:p text:style-name="P8">a kiel 47<text:span text:style-name="T2">6</text:span>mm szélességű, összesen <text:span text:style-name="T36">&gt;6648g, oly módon, hogy a héjazat (beleértve a fart is) két fele legalább 238 mm-el a túloldalra tulnyúlik és átlapolódik, amire elöl 1 réteg 600g-os paplan borítás, hátul <text:s/>egy réteg 490g-os szövet és egy réteg 600g-os paplan borítás kerül 476mm szélességben. (lásd GL 6.1.3 (1.17-es ábra))</text:span></text:p>
        </text:list-item>
        <text:list-item>
          <text:p text:style-name="P10">A következő alkatrészek legalább 8 cm széles maganyagon <text:span text:style-name="T28">3080g (3.75mm) rétegrendű</text:span> <text:span text:style-name="T37">laminátumot</text:span> tartalmaznak.<text:line-break/><text:span text:style-name="T12">A modellen az alkatrészek elhelyezkedését jelöltem.</text:span> <text:span text:style-name="T13">A maganyagnak mechanikai funkciója nincs. </text:span>A maganyag magassága legalább:</text:p>
          <text:list>
            <text:list-item>
              <text:p text:style-name="P25">bunks seat side elöl, 6.4cm, hátul 5.3cm. Az alkatrész teteje 0.34-en vízszintes.</text:p>
            </text:list-item>
            <text:list-item>
              <text:p text:style-name="P9">aft side girder: <text:span text:style-name="T25">5</text:span>.<text:span text:style-name="T38">3</text:span> cm</text:p>
            </text:list-item>
            <text:list-item>
              <text:p text:style-name="P9">fore cabin stiffener <text:span text:style-name="T10">0/</text:span>1/2: 0.34 alatt 4.<text:span text:style-name="T38">4</text:span> cm, 0.3 felett <text:span text:style-name="T26">3.5</text:span> cm</text:p>
            </text:list-item>
            <text:list-item>
              <text:p text:style-name="P9">mid cabin stiffener 1/2: 0.34 alatt <text:span text:style-name="T27">5</text:span>.<text:span text:style-name="T38">4</text:span> cm, 0.3 felett <text:span text:style-name="T38">2.1</text:span> cm</text:p>
            </text:list-item>
            <text:list-item>
              <text:p text:style-name="P11">cockpit stiffener <text:span text:style-name="T9">1/2: 0.34 alatt 4.6 cm, 0.3 felett 2.1 cm</text:span></text:p>
            </text:list-item>
            <text:list-item>
              <text:p text:style-name="P12">mast stiffener fore/aft: <text:span text:style-name="T14">5.5 cm</text:span></text:p>
            </text:list-item>
            <text:list-item>
              <text:p text:style-name="P12">ama girder: ama bulkhead 3 előtt <text:span text:style-name="T27">5.6</text:span> cm, utána <text:span text:style-name="T38">4.7</text:span> cm</text:p>
            </text:list-item>
            <text:list-item>
              <text:p text:style-name="P12">ama stiffener 1/2/3: 0.34 alatt <text:span text:style-name="T38">4.8</text:span> cm, 0.3 felett <text:span text:style-name="T38">1.9</text:span> cm</text:p>
            </text:list-item>
            <text:list-item>
              <text:p text:style-name="P12">ama stiffener 4/5/6/7/8: <text:span text:style-name="T11">0.34 alatt 3.8 cm, felette 1.6 cm</text:span></text:p>
            </text:list-item>
          </text:list>
        </text:list-item>
      </text:list>
      <text:p text:style-name="P1"/>
      <text:p text:style-name="P1">További <text:span text:style-name="T3">részletek:</text:span></text:p>
      <text:list xml:id="list5791662765839866488" text:style-name="L2">
        <text:list-item>
          <text:p text:style-name="P13">A kabin floor és wall elemei alatt összefolyók legyenek.</text:p>
        </text:list-item>
        <text:list-item>
          <text:p text:style-name="P14">A kabin bejárat<text:span text:style-name="T23">ot</text:span> <text:span text:style-name="T23">hátsó részén ajtó, a tetején elhúzható lap zárja. A tetőn a sín kiemelt, a fedett rész végén felkunkorodással, sarkain vízelvezető nyílással. A szerkezet része egy függőleges-hosszanti erősítés. A részleteket a door detail.dxf tartalmazza. A megadott méretek a 10x-es nagyítás miatt tizedmilliméterben vannak.</text:span></text:p>
        </text:list-item>
        <text:list-item>
          <text:p text:style-name="P15"><text:span text:style-name="T18">A cocpit decken </text:span><text:span text:style-name="T19">vízhatlanul zárható körkörös decknyílások, a cockpit oldalán cockpitdobozok vannak. A cockpitdobozok körül vízelvezető, és a cockpit stifenerrel összefüggő megerősítés legyen kialakítva. A részleteket a cockpit layout.dxf tartalmazza. A cockpitdobozok kidolgozását egy doboznál ábrázoltuk, a többit is ennek megfelelően kell.</text:span></text:p>
        </text:list-item>
        <text:list-item>
          <text:p text:style-name="P16"><text:span text:style-name="T19">Az aka-k 1m-enként bulkheadet, </text:span><text:span text:style-name="T21">végükön lezárást</text:span><text:span text:style-name="T19"> tartalmaznak. A bulkheadek közepén legalább 2cm átmérőjű nyílás van </text:span><text:span text:style-name="T22">hátul a kormánybowden, elöl az elektromos vezetékek számára.</text:span></text:p>
        </text:list-item>
        <text:list-item>
          <text:p text:style-name="P17">A back aka <text:span text:style-name="T34">main hullhoz, valamint mindkét aka amához </text:span>kapcsolódásánál lévő darabok (side,main deck, cockpit wall) kivágásra kerülnek oly módon, hogy az aka teteje a main deck síkjába kerüljön. Az aka alsó síkjai alatt azzal megegyező rétegrendű erősítés (aka erősítés) <text:soft-page-break/>kerül a side és a cockpit wall közé. A side és a cockpit wall egy háromszög alakú erősítést kap, amelynek pontjai az aka erősítés két felső pontja, valamint az aka erősítés alsó pontjától 20cm-re mért pont. Az aka erősítés, a side/cockpit wall erősítés és az under-cockpit bulkhead aft alkatrészek rétegei egymással átlapol<text:span text:style-name="T4">va egy szerkezetet alkotnak. A back aka közepén luk és erősítés van a kormányszerkezet számára, végein, valamint az ahhoz tartozó erősítésen luk a kormánybowden kivezetésére. A részleteket (csak a main hullon a hátsó aka bal oldalára kidolgozva) a cockpit layout.dxf tartalmazza.</text:span></text:p>
        </text:list-item>
        <text:list-item>
          <text:p text:style-name="P18">A front aka kapcsolódási pontjánál a hajótest 10cm-es szélesítést kap. A mast stiffenerek oldalfala ezen a szakaszon a szélesítés széléig tart, és azokkal párhuzamosan egy <text:span text:style-name="T32">10</text:span> rétegből készült lemez kerül kialakításra a szélesítés középvonalában. <text:span text:style-name="T34">A szélesítés az aka közepétől kicsit előre lukat tartalmaz az elektromos vezetékek átvezetéséhez. </text:span>Az aka végén annak megfelelő alakú idom kerüljön kialakításra, amely benyúlik a deckre 15 cm mélyen, és az aka aljánál <text:span text:style-name="T32">10</text:span> rétegű szakállat tartalmaz. A deckre benyúló részre és az aka alatti negatív szakaszra <text:span text:style-name="T30">3</text:span>x20 mm széles saválló lemezből készült csíkok kerüljenek. A lemezcsíkok párjai azokkal szemben a hajótest belsején legyen. A csíkok középvonalában <text:span text:style-name="T15">Ø</text:span><text:span text:style-name="T17"> 10mm furatok legyenek, </text:span><text:span text:style-name="T20">a külső oldalon</text:span><text:span text:style-name="T17"> </text:span><text:span text:style-name="T20">mélyítéssel a csavarfejnek, belül az anyák legyenek felhegesztve.</text:span><text:span text:style-name="T17"> Az elrendezés nem méretarányos, sematikus rajza a fore aka detail.dxf állományban található. </text:span><text:span text:style-name="T18">Az azon található méretek minimum méretek. </text:span><text:span text:style-name="T22">Az aka végén a hátsó akához hasonló luk van az elektromos vezetékek számára. Elhelyezkedést lásd ott.</text:span></text:p>
        </text:list-item>
        <text:list-item>
          <text:p text:style-name="P19">FIXME: fukszablak </text:p>
        </text:list-item>
        <text:list-item>
          <text:p text:style-name="P20">A faron motortartó bak kerül kialakításra, <text:span text:style-name="T31">amelynek rögzítése </text:span><text:span text:style-name="T16">Ø </text:span><text:span text:style-name="T31">10-es csavarokkal és alátétekkel történik.</text:span> <text:span text:style-name="T33">Az elhelyezést a cockpit layout.dxf tartalmazza.</text:span></text:p>
        </text:list-item>
        <text:list-item>
          <text:p text:style-name="P21">Az árbóc talpazatának és a kabintetőn (cabin top) való átvezetésének kialakítása az árbóc birtokában történik. FIXME: erősítés</text:p>
        </text:list-item>
        <text:list-item>
          <text:p text:style-name="P22">A <text:span text:style-name="T5">seat/bunk horizontal elemek kivehetőek. Végeiken és a hornyolás határán összecsúszást akadályozó fül legyen lefelé, és lukak legyenek rajta hogy meg lehessen fogni. 1cm-es rétegelt lemezből is készülhet, akkor nem kellenek fülek. A bunk/seat side, cabin seat wall, bunk wall elemek hornyolásának mélysége a horizontal elemek vastagságához igazodik (5 mm GRP, 1 cm rétegelt lemez esetén)</text:span></text:p>
        </text:list-item>
        <text:list-item>
          <text:p text:style-name="P23">FIXME: ama hatches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2:35:46.454290764</meta:creation-date>
    <meta:generator>LibreOffice/5.1.4.2$Linux_X86_64 LibreOffice_project/10m0$Build-2</meta:generator>
    <dc:date>2016-08-24T22:03:26.802856677</dc:date>
    <meta:editing-duration>P6DT2H49M35S</meta:editing-duration>
    <meta:editing-cycles>86</meta:editing-cycles>
    <meta:document-statistic meta:table-count="0" meta:image-count="0" meta:object-count="0" meta:page-count="2" meta:paragraph-count="31" meta:word-count="825" meta:character-count="5584" meta:non-whitespace-character-count="4810"/>
  </office:meta>
</office:document-meta>
</file>